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7cm" fo:min-width="3.98cm"/>
    </style:style>
    <style:style style:name="gr2" style:family="graphic" style:parent-style-name="standard">
      <style:graphic-properties draw:textarea-horizontal-align="justify" draw:textarea-vertical-align="middle" draw:auto-grow-height="false" fo:min-height="1.412cm" fo:min-width="2.58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23cm" fo:min-width="4.372cm"/>
    </style:style>
    <style:style style:name="gr5" style:family="graphic" style:parent-style-name="standard">
      <style:graphic-properties draw:textarea-horizontal-align="justify" draw:textarea-vertical-align="middle" draw:auto-grow-height="false" fo:min-height="0.978cm" fo:min-width="2.342cm"/>
    </style:style>
    <style:style style:name="gr6" style:family="graphic" style:parent-style-name="standard">
      <style:graphic-properties draw:textarea-horizontal-align="justify" draw:textarea-vertical-align="middle" draw:auto-grow-height="false" fo:min-height="2.324cm" fo:min-width="6.346cm"/>
    </style:style>
    <style:style style:name="gr7" style:family="graphic" style:parent-style-name="standard">
      <style:graphic-properties draw:textarea-horizontal-align="justify" draw:textarea-vertical-align="middle" draw:auto-grow-height="false" fo:min-height="1.389cm" fo:min-width="2.6cm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2.742cm"/>
    </style:style>
    <style:style style:name="gr9" style:family="graphic" style:parent-style-name="standard">
      <style:graphic-properties draw:textarea-horizontal-align="justify" draw:textarea-vertical-align="middle" draw:auto-grow-height="false" fo:min-height="1.851cm" fo:min-width="3.942cm"/>
    </style:style>
    <style:style style:name="gr10" style:family="graphic" style:parent-style-name="standard">
      <style:graphic-properties draw:textarea-horizontal-align="justify" draw:textarea-vertical-align="middle" draw:auto-grow-height="false" fo:min-height="1.17cm" fo:min-width="1.8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7.362cm" svg:height="2.106cm" svg:x="4.192cm" svg:y="9.5cm">
          <text:p text:style-name="P1">Display </text:p>
          <text:p text:style-name="P1">Match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" draw:id="id1" draw:layer="layout" svg:width="6.174cm" svg:height="3.322cm" svg:x="4.45cm" svg:y="12.308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7.55cm" svg:y1="11.489cm" svg:x2="7.55cm" svg:y2="12.425cm">
          <text:p/>
        </draw:line>
        <draw:custom-shape draw:style-name="gr4" draw:text-style-name="P1" xml:id="id2" draw:id="id2" draw:layer="layout" svg:width="8.008cm" svg:height="1.872cm" svg:x="2.9cm" svg:y="16.753cm">
          <text:p text:style-name="P1">Display Add</text:p>
          <text:p text:style-name="P1">Match 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type="lines" svg:x1="7.537cm" svg:y1="15.63cm" svg:x2="7.705cm" svg:y2="16.753cm" draw:start-shape="id1" draw:start-glue-point="6" draw:end-shape="id2" draw:end-glue-point="4" svg:d="M7537 15630v502l168 120v501" svg:viewBox="0 0 169 1124">
          <text:p/>
        </draw:connector>
        <draw:custom-shape draw:style-name="gr5" draw:text-style-name="P1" xml:id="id4" draw:id="id4" draw:layer="layout" svg:width="5.683cm" svg:height="2.456cm" svg:x="4.063cm" svg:y="22.953cm">
          <text:p text:style-name="P1">Match</text:p>
          <text:p text:style-name="P1">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6.904cm" svg:y1="18.625cm" svg:x2="6.969cm" svg:y2="19.443cm" draw:start-shape="id2" draw:start-glue-point="8" draw:end-shape="id3" draw:end-glue-point="4" svg:d="M6904 18625l65 818" svg:viewBox="0 0 66 819">
          <text:p/>
        </draw:connector>
        <draw:custom-shape draw:style-name="gr4" draw:text-style-name="P1" xml:id="id5" draw:id="id5" draw:layer="layout" svg:width="8.008cm" svg:height="1.872cm" svg:x="10.392cm" svg:y="21.315cm">
          <text:p text:style-name="P1">Match Details</text:p>
          <text:p text:style-name="P1"><text:s/>Enter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3" draw:id="id3" draw:layer="layout" svg:width="6.846cm" svg:height="2.574cm" svg:x="3.546cm" svg:y="19.443cm">
          <text:p text:style-name="P1">Validate New</text:p>
          <text:p text:style-name="P1"><text:s/>Mat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969cm" svg:y1="22.017cm" svg:x2="6.905cm" svg:y2="22.953cm" draw:start-shape="id3" draw:start-glue-point="6" draw:end-shape="id4" draw:end-glue-point="4" svg:d="M6969 22017v469h-64v467" svg:viewBox="0 0 65 937">
          <text:p/>
        </draw:connector>
        <draw:connector draw:style-name="gr3" draw:text-style-name="P1" draw:layer="layout" svg:x1="9.746cm" svg:y1="24.181cm" svg:x2="14.396cm" svg:y2="23.187cm" draw:start-shape="id4" draw:start-glue-point="7" draw:end-shape="id5" draw:end-glue-point="8" svg:d="M9746 24181h4650v-994" svg:viewBox="0 0 4651 995">
          <text:p/>
        </draw:connector>
        <draw:connector draw:style-name="gr3" draw:text-style-name="P1" draw:layer="layout" svg:x1="14.396cm" svg:y1="21.315cm" svg:x2="10.392cm" svg:y2="20.73cm" draw:start-shape="id5" draw:start-glue-point="5" draw:end-shape="id3" draw:end-glue-point="7" svg:d="M14396 21315v-585h-4004" svg:viewBox="0 0 4005 586">
          <text:p/>
        </draw:connector>
        <draw:connector draw:style-name="gr3" draw:text-style-name="P1" draw:layer="layout" draw:line-skew="-1.591cm" svg:x1="4.579cm" svg:y1="27.281cm" svg:x2="4.928cm" svg:y2="10.553cm" draw:start-shape="id6" draw:start-glue-point="5" draw:end-shape="id7" draw:end-glue-point="6" svg:d="M4579 27281h-2479v-16728h2828" svg:viewBox="0 0 2829 16729">
          <text:p/>
        </draw:connector>
        <draw:custom-shape draw:style-name="gr7" draw:text-style-name="P1" xml:id="id6" draw:id="id6" draw:layer="layout" svg:width="4.65cm" svg:height="1.638cm" svg:x="4.579cm" svg:y="26.462cm">
          <text:p text:style-name="P1">Match </text:p>
          <text:p text:style-name="P1">Stored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draw:type="line" svg:x1="6.905cm" svg:y1="25.409cm" svg:x2="6.904cm" svg:y2="26.462cm" draw:start-shape="id4" draw:start-glue-point="6" draw:end-shape="id6" draw:end-glue-point="4" svg:d="M6905 25409l-1 1053" svg:viewBox="0 0 2 1054">
          <text:p/>
        </draw:connector>
        <draw:custom-shape draw:style-name="gr8" draw:text-style-name="P1" draw:layer="layout" svg:width="3.5cm" svg:height="1.4cm" svg:x="6.02cm" svg:y="1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0" draw:id="id10" draw:layer="layout" svg:width="7.3cm" svg:height="2.1cm" svg:x="3.7cm" svg:y="3.3cm">
          <text:p text:style-name="P1">Display Home </text:p>
          <text:p text:style-name="P1">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8" draw:id="id8" draw:layer="layout" svg:width="4.78cm" svg:height="2.84cm" svg:x="5.32cm" svg:y="5.96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7.72cm" svg:y1="2.5cm" svg:x2="7.72cm" svg:y2="3.3cm">
          <text:p/>
        </draw:line>
        <draw:line draw:style-name="gr3" draw:text-style-name="P1" draw:layer="layout" svg:x1="7.62cm" svg:y1="5.3cm" svg:x2="7.7cm" svg:y2="6cm">
          <text:p/>
        </draw:line>
        <draw:connector draw:style-name="gr3" draw:text-style-name="P1" xml:id="id9" draw:id="id9" draw:layer="layout" draw:type="line" svg:x1="7.71cm" svg:y1="8.8cm" svg:x2="7.71cm" svg:y2="8.8cm" draw:start-shape="id8" draw:start-glue-point="6" draw:end-shape="id8" draw:end-glue-point="6" svg:d="M7710 8800z" svg:viewBox="0 0 1 1">
          <text:p/>
        </draw:connector>
        <draw:connector draw:style-name="gr3" draw:text-style-name="P1" draw:layer="layout" draw:type="line" svg:x1="7.71cm" svg:y1="8.8cm" svg:x2="7.873cm" svg:y2="9.5cm" draw:start-shape="id9" draw:start-glue-point="0" draw:end-shape="id7" draw:end-glue-point="5" svg:d="M7710 8800l163 700" svg:viewBox="0 0 164 701">
          <text:p/>
        </draw:connector>
        <draw:connector draw:style-name="gr3" draw:text-style-name="P1" draw:layer="layout" draw:line-skew="1.598cm" svg:x1="10.624cm" svg:y1="13.969cm" svg:x2="10.257cm" svg:y2="4.35cm" draw:start-shape="id1" draw:start-glue-point="7" draw:end-shape="id10" draw:end-glue-point="9" svg:d="M10624 13969h2476v-9619h-2843" svg:viewBox="0 0 2844 96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1:45:40.777000000</meta:creation-date>
    <dc:date>2015-11-30T12:15:34.456000000</dc:date>
    <meta:editing-duration>PT1H3M27S</meta:editing-duration>
    <meta:editing-cycles>3</meta:editing-cycles>
    <meta:generator>LibreOffice/4.3.7.2$Windows_x86 LibreOffice_project/8a35821d8636a03b8bf4e15b48f59794652c68ba</meta:generator>
    <meta:document-statistic meta:object-count="23"/>
  </office:meta>
</office:document-meta>
</file>